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Ohm</text:p>
          </table:table-cell>
          <table:table-cell table:style-name="Default" office:value-type="string">
            <text:p>mA</text:p>
          </table:table-cell>
          <table:table-cell table:style-name="Default" office:value-type="string">
            <text:p>U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table:formula="of:=(5/([.B2]+10000))*1000" office:value-type="float" office:value="0.429331959471063">
            <text:p>0,429</text:p>
          </table:table-cell>
          <table:table-cell table:formula="of:=([.B2]*[.C2])/1000" office:value-type="float" office:value="0.70668040528937">
            <text:p>0,707</text:p>
          </table:table-cell>
          <table:table-cell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table:formula="of:=1646+([.A3]*15.9)" office:value-type="float" office:value="1661.9">
            <text:p>1661,9</text:p>
          </table:table-cell>
          <table:table-cell table:formula="of:=(5/([.B3]+10000))*1000" office:value-type="float" office:value="0.428746602183178">
            <text:p>0,429</text:p>
          </table:table-cell>
          <table:table-cell table:formula="of:=([.B3]*[.C3])/1000" office:value-type="float" office:value="0.712533978168223">
            <text:p>0,71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1646+([.A4]*15.9)" office:value-type="float" office:value="1677.8">
            <text:p>1677,8</text:p>
          </table:table-cell>
          <table:table-cell table:formula="of:=(5/([.B4]+10000))*1000" office:value-type="float" office:value="0.428162838890887">
            <text:p>0,428</text:p>
          </table:table-cell>
          <table:table-cell table:formula="of:=([.B4]*[.C4])/1000" office:value-type="float" office:value="0.71837161109113">
            <text:p>0,71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1646+([.A5]*15.9)" office:value-type="float" office:value="1693.7">
            <text:p>1693,7</text:p>
          </table:table-cell>
          <table:table-cell table:formula="of:=(5/([.B5]+10000))*1000" office:value-type="float" office:value="0.427580663092092">
            <text:p>0,428</text:p>
          </table:table-cell>
          <table:table-cell table:formula="of:=([.B5]*[.C5])/1000" office:value-type="float" office:value="0.724193369079077">
            <text:p>0,7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1646+([.A6]*15.9)" office:value-type="float" office:value="1709.6">
            <text:p>1709,6</text:p>
          </table:table-cell>
          <table:table-cell table:formula="of:=(5/([.B6]+10000))*1000" office:value-type="float" office:value="0.427000068320011">
            <text:p>0,427</text:p>
          </table:table-cell>
          <table:table-cell table:formula="of:=([.B6]*[.C6])/1000" office:value-type="float" office:value="0.729999316799891">
            <text:p>0,73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1646+([.A7]*15.9)" office:value-type="float" office:value="1725.5">
            <text:p>1725,5</text:p>
          </table:table-cell>
          <table:table-cell table:formula="of:=(5/([.B7]+10000))*1000" office:value-type="float" office:value="0.426421048142936">
            <text:p>0,426</text:p>
          </table:table-cell>
          <table:table-cell table:formula="of:=([.B7]*[.C7])/1000" office:value-type="float" office:value="0.735789518570637">
            <text:p>0,73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1646+([.A8]*15.9)" office:value-type="float" office:value="1741.4">
            <text:p>1741,4</text:p>
          </table:table-cell>
          <table:table-cell table:formula="of:=(5/([.B8]+10000))*1000" office:value-type="float" office:value="0.425843596164001">
            <text:p>0,426</text:p>
          </table:table-cell>
          <table:table-cell table:formula="of:=([.B8]*[.C8])/1000" office:value-type="float" office:value="0.741564038359991">
            <text:p>0,74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1646+([.A9]*15.9)" office:value-type="float" office:value="1757.3">
            <text:p>1757,3</text:p>
          </table:table-cell>
          <table:table-cell table:formula="of:=(5/([.B9]+10000))*1000" office:value-type="float" office:value="0.42526770602094">
            <text:p>0,425</text:p>
          </table:table-cell>
          <table:table-cell table:formula="of:=([.B9]*[.C9])/1000" office:value-type="float" office:value="0.747322939790598">
            <text:p>0,7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1646+([.A10]*15.9)" office:value-type="float" office:value="1773.2">
            <text:p>1773,2</text:p>
          </table:table-cell>
          <table:table-cell table:formula="of:=(5/([.B10]+10000))*1000" office:value-type="float" office:value="0.424693371385859">
            <text:p>0,425</text:p>
          </table:table-cell>
          <table:table-cell table:formula="of:=([.B10]*[.C10])/1000" office:value-type="float" office:value="0.753066286141406">
            <text:p>0,75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1646+([.A11]*15.9)" office:value-type="float" office:value="1789.1">
            <text:p>1789,1</text:p>
          </table:table-cell>
          <table:table-cell table:formula="of:=(5/([.B11]+10000))*1000" office:value-type="float" office:value="0.424120585965002">
            <text:p>0,424</text:p>
          </table:table-cell>
          <table:table-cell table:formula="of:=([.B11]*[.C11])/1000" office:value-type="float" office:value="0.758794140349984">
            <text:p>0,75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1646+([.A12]*15.9)" office:value-type="float" office:value="1805">
            <text:p>1805</text:p>
          </table:table-cell>
          <table:table-cell table:formula="of:=(5/([.B12]+10000))*1000" office:value-type="float" office:value="0.423549343498518">
            <text:p>0,424</text:p>
          </table:table-cell>
          <table:table-cell table:formula="of:=([.B12]*[.C12])/1000" office:value-type="float" office:value="0.764506565014824">
            <text:p>0,76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1646+([.A13]*15.9)" office:value-type="float" office:value="1820.9">
            <text:p>1820,9</text:p>
          </table:table-cell>
          <table:table-cell table:formula="of:=(5/([.B13]+10000))*1000" office:value-type="float" office:value="0.422979637760238">
            <text:p>0,423</text:p>
          </table:table-cell>
          <table:table-cell table:formula="of:=([.B13]*[.C13])/1000" office:value-type="float" office:value="0.770203622397618">
            <text:p>0,77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1646+([.A14]*15.9)" office:value-type="float" office:value="1836.8">
            <text:p>1836,8</text:p>
          </table:table-cell>
          <table:table-cell table:formula="of:=(5/([.B14]+10000))*1000" office:value-type="float" office:value="0.422411462557448">
            <text:p>0,422</text:p>
          </table:table-cell>
          <table:table-cell table:formula="of:=([.B14]*[.C14])/1000" office:value-type="float" office:value="0.77588537442552">
            <text:p>0,77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1646+([.A15]*15.9)" office:value-type="float" office:value="1852.7">
            <text:p>1852,7</text:p>
          </table:table-cell>
          <table:table-cell table:formula="of:=(5/([.B15]+10000))*1000" office:value-type="float" office:value="0.421844811730661">
            <text:p>0,422</text:p>
          </table:table-cell>
          <table:table-cell table:formula="of:=([.B15]*[.C15])/1000" office:value-type="float" office:value="0.781551882693395">
            <text:p>0,78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1646+([.A16]*15.9)" office:value-type="float" office:value="1868.6">
            <text:p>1868,6</text:p>
          </table:table-cell>
          <table:table-cell table:formula="of:=(5/([.B16]+10000))*1000" office:value-type="float" office:value="0.421279679153396">
            <text:p>0,421</text:p>
          </table:table-cell>
          <table:table-cell table:formula="of:=([.B16]*[.C16])/1000" office:value-type="float" office:value="0.787203208466036">
            <text:p>0,78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1646+([.A17]*15.9)" office:value-type="float" office:value="1884.5">
            <text:p>1884,5</text:p>
          </table:table-cell>
          <table:table-cell table:formula="of:=(5/([.B17]+10000))*1000" office:value-type="float" office:value="0.420716058731962">
            <text:p>0,421</text:p>
          </table:table-cell>
          <table:table-cell table:formula="of:=([.B17]*[.C17])/1000" office:value-type="float" office:value="0.792839412680382">
            <text:p>0,79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1646+([.A18]*15.9)" office:value-type="float" office:value="1900.4">
            <text:p>1900,4</text:p>
          </table:table-cell>
          <table:table-cell table:formula="of:=(5/([.B18]+10000))*1000" office:value-type="float" office:value="0.42015394440523">
            <text:p>0,420</text:p>
          </table:table-cell>
          <table:table-cell table:formula="of:=([.B18]*[.C18])/1000" office:value-type="float" office:value="0.798460555947699">
            <text:p>0,79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1646+([.A19]*15.9)" office:value-type="float" office:value="1916.3">
            <text:p>1916,3</text:p>
          </table:table-cell>
          <table:table-cell table:formula="of:=(5/([.B19]+10000))*1000" office:value-type="float" office:value="0.419593330144424">
            <text:p>0,420</text:p>
          </table:table-cell>
          <table:table-cell table:formula="of:=([.B19]*[.C19])/1000" office:value-type="float" office:value="0.80406669855576">
            <text:p>0,80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1646+([.A20]*15.9)" office:value-type="float" office:value="1932.2">
            <text:p>1932,2</text:p>
          </table:table-cell>
          <table:table-cell table:formula="of:=(5/([.B20]+10000))*1000" office:value-type="float" office:value="0.419034209952901">
            <text:p>0,419</text:p>
          </table:table-cell>
          <table:table-cell table:formula="of:=([.B20]*[.C20])/1000" office:value-type="float" office:value="0.809657900470994">
            <text:p>0,81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1646+([.A21]*15.9)" office:value-type="float" office:value="1948.1">
            <text:p>1948,1</text:p>
          </table:table-cell>
          <table:table-cell table:formula="of:=(5/([.B21]+10000))*1000" office:value-type="float" office:value="0.418476577865937">
            <text:p>0,418</text:p>
          </table:table-cell>
          <table:table-cell table:formula="of:=([.B21]*[.C21])/1000" office:value-type="float" office:value="0.815234221340631">
            <text:p>0,8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1646+([.A22]*15.9)" office:value-type="float" office:value="1964">
            <text:p>1964</text:p>
          </table:table-cell>
          <table:table-cell table:formula="of:=(5/([.B22]+10000))*1000" office:value-type="float" office:value="0.417920427950518">
            <text:p>0,418</text:p>
          </table:table-cell>
          <table:table-cell table:formula="of:=([.B22]*[.C22])/1000" office:value-type="float" office:value="0.820795720494818">
            <text:p>0,82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1646+([.A23]*15.9)" office:value-type="float" office:value="1979.9">
            <text:p>1979,9</text:p>
          </table:table-cell>
          <table:table-cell table:formula="of:=(5/([.B23]+10000))*1000" office:value-type="float" office:value="0.417365754305128">
            <text:p>0,417</text:p>
          </table:table-cell>
          <table:table-cell table:formula="of:=([.B23]*[.C23])/1000" office:value-type="float" office:value="0.826342456948722">
            <text:p>0,82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1646+([.A24]*15.9)" office:value-type="float" office:value="1995.8">
            <text:p>1995,8</text:p>
          </table:table-cell>
          <table:table-cell table:formula="of:=(5/([.B24]+10000))*1000" office:value-type="float" office:value="0.416812551059538">
            <text:p>0,417</text:p>
          </table:table-cell>
          <table:table-cell table:formula="of:=([.B24]*[.C24])/1000" office:value-type="float" office:value="0.831874489404625">
            <text:p>0,83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1646+([.A25]*15.9)" office:value-type="float" office:value="2011.7">
            <text:p>2011,7</text:p>
          </table:table-cell>
          <table:table-cell table:formula="of:=(5/([.B25]+10000))*1000" office:value-type="float" office:value="0.416260812374601">
            <text:p>0,416</text:p>
          </table:table-cell>
          <table:table-cell table:formula="of:=([.B25]*[.C25])/1000" office:value-type="float" office:value="0.837391876253986">
            <text:p>0,83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1646+([.A26]*15.9)" office:value-type="float" office:value="2027.6">
            <text:p>2027,6</text:p>
          </table:table-cell>
          <table:table-cell table:formula="of:=(5/([.B26]+10000))*1000" office:value-type="float" office:value="0.41571053244205">
            <text:p>0,416</text:p>
          </table:table-cell>
          <table:table-cell table:formula="of:=([.B26]*[.C26])/1000" office:value-type="float" office:value="0.8428946755795">
            <text:p>0,84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1646+([.A27]*15.9)" office:value-type="float" office:value="2043.5">
            <text:p>2043,5</text:p>
          </table:table-cell>
          <table:table-cell table:formula="of:=(5/([.B27]+10000))*1000" office:value-type="float" office:value="0.415161705484286">
            <text:p>0,415</text:p>
          </table:table-cell>
          <table:table-cell table:formula="of:=([.B27]*[.C27])/1000" office:value-type="float" office:value="0.848382945157139">
            <text:p>0,84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1646+([.A28]*15.9)" office:value-type="float" office:value="2059.4">
            <text:p>2059,4</text:p>
          </table:table-cell>
          <table:table-cell table:formula="of:=(5/([.B28]+10000))*1000" office:value-type="float" office:value="0.414614325754183">
            <text:p>0,415</text:p>
          </table:table-cell>
          <table:table-cell table:formula="of:=([.B28]*[.C28])/1000" office:value-type="float" office:value="0.853856742458165">
            <text:p>0,85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1646+([.A29]*15.9)" office:value-type="float" office:value="2075.3">
            <text:p>2075,3</text:p>
          </table:table-cell>
          <table:table-cell table:formula="of:=(5/([.B29]+10000))*1000" office:value-type="float" office:value="0.414068387534885">
            <text:p>0,414</text:p>
          </table:table-cell>
          <table:table-cell table:formula="of:=([.B29]*[.C29])/1000" office:value-type="float" office:value="0.859316124651147">
            <text:p>0,85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1646+([.A30]*15.9)" office:value-type="float" office:value="2091.2">
            <text:p>2091,2</text:p>
          </table:table-cell>
          <table:table-cell table:formula="of:=(5/([.B30]+10000))*1000" office:value-type="float" office:value="0.413523885139606">
            <text:p>0,414</text:p>
          </table:table-cell>
          <table:table-cell table:formula="of:=([.B30]*[.C30])/1000" office:value-type="float" office:value="0.864761148603943">
            <text:p>0,86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1646+([.A31]*15.9)" office:value-type="float" office:value="2107.1">
            <text:p>2107,1</text:p>
          </table:table-cell>
          <table:table-cell table:formula="of:=(5/([.B31]+10000))*1000" office:value-type="float" office:value="0.412980812911432">
            <text:p>0,413</text:p>
          </table:table-cell>
          <table:table-cell table:formula="of:=([.B31]*[.C31])/1000" office:value-type="float" office:value="0.870191870885678">
            <text:p>0,87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1646+([.A32]*15.9)" office:value-type="float" office:value="2123">
            <text:p>2123</text:p>
          </table:table-cell>
          <table:table-cell table:formula="of:=(5/([.B32]+10000))*1000" office:value-type="float" office:value="0.41243916522313">
            <text:p>0,412</text:p>
          </table:table-cell>
          <table:table-cell table:formula="of:=([.B32]*[.C32])/1000" office:value-type="float" office:value="0.875608347768704">
            <text:p>0,87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1646+([.A33]*15.9)" office:value-type="float" office:value="2138.9">
            <text:p>2138,9</text:p>
          </table:table-cell>
          <table:table-cell table:formula="of:=(5/([.B33]+10000))*1000" office:value-type="float" office:value="0.411898936476946">
            <text:p>0,412</text:p>
          </table:table-cell>
          <table:table-cell table:formula="of:=([.B33]*[.C33])/1000" office:value-type="float" office:value="0.88101063523054">
            <text:p>0,88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1646+([.A34]*15.9)" office:value-type="float" office:value="2154.8">
            <text:p>2154,8</text:p>
          </table:table-cell>
          <table:table-cell table:formula="of:=(5/([.B34]+10000))*1000" office:value-type="float" office:value="0.41136012110442">
            <text:p>0,411</text:p>
          </table:table-cell>
          <table:table-cell table:formula="of:=([.B34]*[.C34])/1000" office:value-type="float" office:value="0.886398788955803">
            <text:p>0,88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1646+([.A35]*15.9)" office:value-type="float" office:value="2170.7">
            <text:p>2170,7</text:p>
          </table:table-cell>
          <table:table-cell table:formula="of:=(5/([.B35]+10000))*1000" office:value-type="float" office:value="0.410822713566188">
            <text:p>0,411</text:p>
          </table:table-cell>
          <table:table-cell table:formula="of:=([.B35]*[.C35])/1000" office:value-type="float" office:value="0.891772864338123">
            <text:p>0,89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1646+([.A36]*15.9)" office:value-type="float" office:value="2186.6">
            <text:p>2186,6</text:p>
          </table:table-cell>
          <table:table-cell table:formula="of:=(5/([.B36]+10000))*1000" office:value-type="float" office:value="0.410286708351796">
            <text:p>0,410</text:p>
          </table:table-cell>
          <table:table-cell table:formula="of:=([.B36]*[.C36])/1000" office:value-type="float" office:value="0.897132916482038">
            <text:p>0,89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1646+([.A37]*15.9)" office:value-type="float" office:value="2202.5">
            <text:p>2202,5</text:p>
          </table:table-cell>
          <table:table-cell table:formula="of:=(5/([.B37]+10000))*1000" office:value-type="float" office:value="0.409752099979512">
            <text:p>0,410</text:p>
          </table:table-cell>
          <table:table-cell table:formula="of:=([.B37]*[.C37])/1000" office:value-type="float" office:value="0.902479000204876">
            <text:p>0,90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1646+([.A38]*15.9)" office:value-type="float" office:value="2218.4">
            <text:p>2218,4</text:p>
          </table:table-cell>
          <table:table-cell table:formula="of:=(5/([.B38]+10000))*1000" office:value-type="float" office:value="0.409218882996137">
            <text:p>0,409</text:p>
          </table:table-cell>
          <table:table-cell table:formula="of:=([.B38]*[.C38])/1000" office:value-type="float" office:value="0.90781117003863">
            <text:p>0,90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1646+([.A39]*15.9)" office:value-type="float" office:value="2234.3">
            <text:p>2234,3</text:p>
          </table:table-cell>
          <table:table-cell table:formula="of:=(5/([.B39]+10000))*1000" office:value-type="float" office:value="0.408687051976819">
            <text:p>0,409</text:p>
          </table:table-cell>
          <table:table-cell table:formula="of:=([.B39]*[.C39])/1000" office:value-type="float" office:value="0.913129480231807">
            <text:p>0,91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1646+([.A40]*15.9)" office:value-type="float" office:value="2250.2">
            <text:p>2250,2</text:p>
          </table:table-cell>
          <table:table-cell table:formula="of:=(5/([.B40]+10000))*1000" office:value-type="float" office:value="0.408156601524873">
            <text:p>0,408</text:p>
          </table:table-cell>
          <table:table-cell table:formula="of:=([.B40]*[.C40])/1000" office:value-type="float" office:value="0.918433984751269">
            <text:p>0,91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1646+([.A41]*15.9)" office:value-type="float" office:value="2266.1">
            <text:p>2266,1</text:p>
          </table:table-cell>
          <table:table-cell table:formula="of:=(5/([.B41]+10000))*1000" office:value-type="float" office:value="0.407627526271594">
            <text:p>0,408</text:p>
          </table:table-cell>
          <table:table-cell table:formula="of:=([.B41]*[.C41])/1000" office:value-type="float" office:value="0.923724737284059">
            <text:p>0,9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1646+([.A42]*15.9)" office:value-type="float" office:value="2282">
            <text:p>2282</text:p>
          </table:table-cell>
          <table:table-cell table:formula="of:=(5/([.B42]+10000))*1000" office:value-type="float" office:value="0.407099820876079">
            <text:p>0,407</text:p>
          </table:table-cell>
          <table:table-cell table:formula="of:=([.B42]*[.C42])/1000" office:value-type="float" office:value="0.929001791239212">
            <text:p>0,92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1646+([.A43]*15.9)" office:value-type="float" office:value="2297.9">
            <text:p>2297,9</text:p>
          </table:table-cell>
          <table:table-cell table:formula="of:=(5/([.B43]+10000))*1000" office:value-type="float" office:value="0.406573480025045">
            <text:p>0,407</text:p>
          </table:table-cell>
          <table:table-cell table:formula="of:=([.B43]*[.C43])/1000" office:value-type="float" office:value="0.934265199749551">
            <text:p>0,93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1646+([.A44]*15.9)" office:value-type="float" office:value="2313.8">
            <text:p>2313,8</text:p>
          </table:table-cell>
          <table:table-cell table:formula="of:=(5/([.B44]+10000))*1000" office:value-type="float" office:value="0.406048498432653">
            <text:p>0,406</text:p>
          </table:table-cell>
          <table:table-cell table:formula="of:=([.B44]*[.C44])/1000" office:value-type="float" office:value="0.939515015673472">
            <text:p>0,94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1646+([.A45]*15.9)" office:value-type="float" office:value="2329.7">
            <text:p>2329,7</text:p>
          </table:table-cell>
          <table:table-cell table:formula="of:=(5/([.B45]+10000))*1000" office:value-type="float" office:value="0.405524870840329">
            <text:p>0,406</text:p>
          </table:table-cell>
          <table:table-cell table:formula="of:=([.B45]*[.C45])/1000" office:value-type="float" office:value="0.944751291596714">
            <text:p>0,94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1646+([.A46]*15.9)" office:value-type="float" office:value="2345.6">
            <text:p>2345,6</text:p>
          </table:table-cell>
          <table:table-cell table:formula="of:=(5/([.B46]+10000))*1000" office:value-type="float" office:value="0.405002592016589">
            <text:p>0,405</text:p>
          </table:table-cell>
          <table:table-cell table:formula="of:=([.B46]*[.C46])/1000" office:value-type="float" office:value="0.949974079834111">
            <text:p>0,95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1646+([.A47]*15.9)" office:value-type="float" office:value="2361.5">
            <text:p>2361,5</text:p>
          </table:table-cell>
          <table:table-cell table:formula="of:=(5/([.B47]+10000))*1000" office:value-type="float" office:value="0.404481656756866">
            <text:p>0,404</text:p>
          </table:table-cell>
          <table:table-cell table:formula="of:=([.B47]*[.C47])/1000" office:value-type="float" office:value="0.955183432431339">
            <text:p>0,95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1646+([.A48]*15.9)" office:value-type="float" office:value="2377.4">
            <text:p>2377,4</text:p>
          </table:table-cell>
          <table:table-cell table:formula="of:=(5/([.B48]+10000))*1000" office:value-type="float" office:value="0.403962059883336">
            <text:p>0,404</text:p>
          </table:table-cell>
          <table:table-cell table:formula="of:=([.B48]*[.C48])/1000" office:value-type="float" office:value="0.960379401166643">
            <text:p>0,96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1646+([.A49]*15.9)" office:value-type="float" office:value="2393.3">
            <text:p>2393,3</text:p>
          </table:table-cell>
          <table:table-cell table:formula="of:=(5/([.B49]+10000))*1000" office:value-type="float" office:value="0.403443796244745">
            <text:p>0,403</text:p>
          </table:table-cell>
          <table:table-cell table:formula="of:=([.B49]*[.C49])/1000" office:value-type="float" office:value="0.965562037552549">
            <text:p>0,96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1646+([.A50]*15.9)" office:value-type="float" office:value="2409.2">
            <text:p>2409,2</text:p>
          </table:table-cell>
          <table:table-cell table:formula="of:=(5/([.B50]+10000))*1000" office:value-type="float" office:value="0.402926860716243">
            <text:p>0,403</text:p>
          </table:table-cell>
          <table:table-cell table:formula="of:=([.B50]*[.C50])/1000" office:value-type="float" office:value="0.970731392837572">
            <text:p>0,97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1646+([.A51]*15.9)" office:value-type="float" office:value="2425.1">
            <text:p>2425,1</text:p>
          </table:table-cell>
          <table:table-cell table:formula="of:=(5/([.B51]+10000))*1000" office:value-type="float" office:value="0.40241124819921">
            <text:p>0,402</text:p>
          </table:table-cell>
          <table:table-cell table:formula="of:=([.B51]*[.C51])/1000" office:value-type="float" office:value="0.975887518007903">
            <text:p>0,97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1646+([.A52]*15.9)" office:value-type="float" office:value="2441">
            <text:p>2441</text:p>
          </table:table-cell>
          <table:table-cell table:formula="of:=(5/([.B52]+10000))*1000" office:value-type="float" office:value="0.401896953621092">
            <text:p>0,402</text:p>
          </table:table-cell>
          <table:table-cell table:formula="of:=([.B52]*[.C52])/1000" office:value-type="float" office:value="0.981030463789084">
            <text:p>0,98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.09.2011</text:date>, <text:time>15:56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8T15:43:51.12</meta:creation-date>
    <dc:date>2011-09-08T15:56:20.24</dc:date>
    <meta:editing-duration>PT00H12M31S</meta:editing-duration>
    <meta:editing-cycles>1</meta:editing-cycles>
    <meta:document-statistic meta:table-count="3" meta:cell-count="207" meta:object-count="0"/>
    <meta:generator>OpenOffice.org/3.2$Win32 OpenOffice.org_project/320m18$Build-9502</meta:generator>
  </office:meta>
</office:document-meta>
</file>